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B000001752CCCC9030D501FC6.jpg" manifest:media-type="image/jpeg"/>
  <manifest:file-entry manifest:full-path="Pictures/100000000000024A0000024A4EE0831F9F8B4528.png" manifest:media-type="image/png"/>
  <manifest:file-entry manifest:full-path="Pictures/10000000000003C0000002D0482503FE11E56A0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.751cm" fo:min-width="0.854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.035cm" draw:fill="none" draw:textarea-vertical-align="top" draw:auto-grow-height="false" draw:fit-to-size="false" style:shrink-to-fit="false" fo:min-height="0.584cm" fo:min-width="35.85cm" fo:padding-top="0.125cm" fo:padding-bottom="0.125cm" fo:padding-left="0.125cm" fo:padding-right="0.1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914cm" fo:min-width="23.381cm" fo:padding-top="0.13cm" fo:padding-bottom="0.13cm" fo:padding-left="0.13cm" fo:padding-right="0.13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normal" style:font-name-asian="Calibri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en" fo:country="IN" fo:font-style="normal" style:text-underline-style="none" fo:font-weight="normal" style:font-name-asian="Calibri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xml:id="id1" draw:id="id1">
        <draw:custom-shape draw:name="CustomShape 1" draw:style-name="gr1" draw:text-style-name="P1" draw:layer="layout" svg:width="1.353cm" svg:height="1cm" svg:x="17.966cm" svg:y="14.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2" draw:text-style-name="P3" draw:layer="layout" svg:width="36.099cm" svg:height="0.833cm" svg:x="-36.127cm" svg:y="-27.095cm">
          <text:p text:style-name="P2"><text:span text:style-name="T1">6/24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3" draw:text-style-name="P3" draw:layer="layout" svg:width="23.64cm" svg:height="2.173cm" svg:x="-18.192cm" svg:y="-7.683cm">
          <text:p text:style-name="P2"><text:span text:style-name="T2">Exerc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troToGroovyExercisePart1.png_1" draw:style-name="gr4" draw:text-style-name="P1" draw:layer="layout" svg:width="23.067cm" svg:height="13.831cm" svg:x="2.142cm" svg:y="0.625cm">
          <draw:image xlink:href="Pictures/100000000000024A0000024A4EE0831F9F8B4528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par smil:begin="id1.begin">
            <anim:transitionFilter smil:dur="0.75s" smil:type="dissolve"/>
          </anim:par>
          <anim:seq presentation:node-type="main-sequence"/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draw:frame draw:name="Picture 2" draw:style-name="gr6" draw:text-style-name="P1" draw:layer="layout" svg:width="24.556cm" svg:height="13.447cm" svg:x="2.051cm" svg:y="1.531cm">
          <draw:image xlink:href="Pictures/100000000000018B000001752CCCC9030D501FC6.jpg" xlink:type="simple" xlink:show="embed" xlink:actuate="onLoad" loext:mime-type="image/jpeg">
            <text:p/>
          </draw:image>
          <svg:desc>Graphical user interface, text, application

Description automatically generated</svg:desc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.6000003814697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draw:name="image1.jpeg" draw:style-name="Mgr3" draw:text-style-name="MP7" draw:layer="backgroundobjects" svg:width="27.996cm" svg:height="15.747cm" svg:x="0cm" svg:y="0cm">
        <draw:image xlink:href="Pictures/10000000000003C0000002D0482503FE11E56A07.jpg" xlink:type="simple" xlink:show="embed" xlink:actuate="onLoad" loext:mime-type="image/jpeg">
          <text:p/>
        </draw:image>
      </draw:frame>
      <draw:frame presentation:style-name="Blank_20_Slide-title" draw:layer="backgroundobjects" svg:width="25.199cm" svg:height="2.629cm" svg:x="1.4cm" svg:y="0.628cm" presentation:class="title" presentation:placeholder="true">
        <draw:text-box/>
      </draw:frame>
      <draw:frame presentation:style-name="Blank_20_Slid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3:52.673657260</meta:creation-date>
    <dc:date>2021-07-20T15:45:00.672980890</dc:date>
    <meta:editing-duration>PT1M8S</meta:editing-duration>
    <meta:editing-cycles>1</meta:editing-cycles>
    <meta:document-statistic meta:object-count="39"/>
    <meta:generator>LibreOffice/6.4.7.2$Linux_X86_64 LibreOffice_project/40$Build-2</meta:generator>
  </office:meta>
</office:document-meta>
</file>